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028719A1091189443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2" svg:font-family="'Times New Roman'" style:font-family-generic="roman"/>
  </office:font-face-decls>
  <office:automatic-styles>
    <style:style style:name="P1" style:family="paragraph" style:parent-style-name="Footer">
      <style:text-properties fo:language="en" fo:country="GB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/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5" style:family="paragraph" style:parent-style-name="Text_20_body" style:master-page-name="">
      <style:paragraph-properties fo:margin-left="0cm" fo:margin-right="-0.6cm" fo:margin-top="0cm" fo:margin-bottom="0.212cm" style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34ac6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10" style:family="paragraph" style:parent-style-name="Heading_20_1">
      <style:paragraph-properties fo:line-height="110%"/>
      <style:text-properties fo:language="en" fo:country="GB"/>
    </style:style>
    <style:style style:name="P11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T1" style:family="text">
      <style:text-properties fo:color="#4c4c4c" loext:opacity="100%"/>
    </style:style>
    <style:style style:name="T2" style:family="text">
      <style:text-properties fo:color="#4c4c4c" loext:opacity="100%" style:font-name="Times New Roman2"/>
    </style:style>
    <style:style style:name="T3" style:family="text">
      <style:text-properties fo:color="#4c4c4c" loext:opacity="100%" style:font-name="Times New Roman2" officeooo:rsid="002be605"/>
    </style:style>
    <style:style style:name="T4" style:family="text">
      <style:text-properties fo:color="#4c4c4c" loext:opacity="100%" officeooo:rsid="0023de15"/>
    </style:style>
    <style:style style:name="T5" style:family="text">
      <style:text-properties fo:color="#4c4c4c" loext:opacity="100%" officeooo:rsid="001b802b"/>
    </style:style>
    <style:style style:name="T6" style:family="text">
      <style:text-properties fo:color="#4c4c4c" loext:opacity="100%" officeooo:rsid="0045b0d0"/>
    </style:style>
    <style:style style:name="T7" style:family="text">
      <style:text-properties fo:color="#4c4c4c" loext:opacity="100%" officeooo:rsid="005081dc"/>
    </style:style>
    <style:style style:name="T8" style:family="text">
      <style:text-properties fo:color="#4c4c4c" loext:opacity="100%" officeooo:rsid="00512e92"/>
    </style:style>
    <style:style style:name="T9" style:family="text">
      <style:text-properties fo:color="#4c4c4c" loext:opacity="100%" officeooo:rsid="005bcfe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377e" style:font-weight-asian="bold" style:font-weight-complex="bold"/>
    </style:style>
    <style:style style:name="T12" style:family="text">
      <style:text-properties fo:font-weight="bold" officeooo:rsid="0010c07c" style:font-weight-asian="bold" style:font-weight-complex="bold"/>
    </style:style>
    <style:style style:name="T13" style:family="text">
      <style:text-properties fo:font-weight="bold" officeooo:rsid="002122b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377e" style:font-weight-asian="normal" style:font-weight-complex="normal"/>
    </style:style>
    <style:style style:name="T16" style:family="text">
      <style:text-properties fo:font-weight="normal" officeooo:rsid="0010c07c" style:font-weight-asian="normal" style:font-weight-complex="normal"/>
    </style:style>
    <style:style style:name="T17" style:family="text">
      <style:text-properties fo:font-weight="normal" officeooo:rsid="00167aa8" style:font-weight-asian="normal" style:font-weight-complex="normal"/>
    </style:style>
    <style:style style:name="T18" style:family="text">
      <style:text-properties officeooo:rsid="00167aa8"/>
    </style:style>
    <style:style style:name="T19" style:family="text">
      <style:text-properties officeooo:rsid="002122b2"/>
    </style:style>
    <style:style style:name="T20" style:family="text">
      <style:text-properties officeooo:rsid="00205435"/>
    </style:style>
    <style:style style:name="T21" style:family="text">
      <style:text-properties officeooo:rsid="000773a3"/>
    </style:style>
    <style:style style:name="T22" style:family="text">
      <style:text-properties officeooo:rsid="002a2fad"/>
    </style:style>
    <style:style style:name="T23" style:family="text">
      <style:text-properties officeooo:rsid="000f9681"/>
    </style:style>
    <style:style style:name="T24" style:family="text">
      <style:text-properties officeooo:rsid="0010c07c"/>
    </style:style>
    <style:style style:name="T25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135ca"/>
    </style:style>
    <style:style style:name="T29" style:family="text">
      <style:text-properties officeooo:rsid="001c643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773a3" style:font-style-asian="normal" style:font-style-complex="normal"/>
    </style:style>
    <style:style style:name="T32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6" style:family="text">
      <style:text-properties officeooo:rsid="000dd52f"/>
    </style:style>
    <style:style style:name="T37" style:family="text">
      <style:text-properties officeooo:rsid="000e67c4"/>
    </style:style>
    <style:style style:name="T38" style:family="text">
      <style:text-properties officeooo:rsid="00115952"/>
    </style:style>
    <style:style style:name="T39" style:family="text">
      <style:text-properties officeooo:rsid="0017e2f7"/>
    </style:style>
    <style:style style:name="T40" style:family="text">
      <style:text-properties officeooo:rsid="001ccb36"/>
    </style:style>
    <style:style style:name="T41" style:family="text">
      <style:text-properties officeooo:rsid="001d9ce8"/>
    </style:style>
    <style:style style:name="T42" style:family="text">
      <style:text-properties style:font-name="Times New Roman1" fo:font-size="12pt" fo:font-weight="normal" style:font-weight-asian="normal" style:font-weight-complex="normal"/>
    </style:style>
    <style:style style:name="T43" style:family="text">
      <style:text-properties officeooo:rsid="00290314"/>
    </style:style>
    <style:style style:name="T44" style:family="text">
      <style:text-properties officeooo:rsid="000e8e9d"/>
    </style:style>
    <style:style style:name="T45" style:family="text">
      <style:text-properties officeooo:rsid="00304761"/>
    </style:style>
    <style:style style:name="T46" style:family="text">
      <style:text-properties officeooo:rsid="0012912f"/>
    </style:style>
    <style:style style:name="T47" style:family="text">
      <style:text-properties officeooo:rsid="0032f31b"/>
    </style:style>
    <style:style style:name="T48" style:family="text">
      <style:text-properties officeooo:rsid="00512e92"/>
    </style:style>
    <style:style style:name="T49" style:family="text">
      <style:text-properties officeooo:rsid="0053937d"/>
    </style:style>
    <style:style style:name="T50" style:family="text">
      <style:text-properties officeooo:rsid="0054e7c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draw:frame draw:style-name="fr1" draw:name="MyCoRe-Logo" text:anchor-type="paragraph" svg:x="12.471cm" svg:y="-0.34cm" svg:width="4.5cm" svg:height="1.06cm" draw:z-index="0"><draw:image xlink:href="Pictures/10000000000000AA00000028719A109118944385.png" xlink:type="simple" xlink:show="embed" xlink:actuate="onLoad" draw:mime-type="image/png"/><svg:title>MyCoRe-Logo</svg:title><svg:desc>MyCoRe-Logo</svg:desc></draw:frame>MyCoRe data sheet </text:h>
      <text:p text:style-name="P2">MyCoRe:<text:tab/><text:span text:style-name="T10">My</text:span> <text:span text:style-name="T10">Co</text:span>ntent <text:span text:style-name="T10">Re</text:span>pository ['maɪkɔːr]</text:p>
      <text:p text:style-name="P5">License:<text:tab/><text:span text:style-name="T10">Open Source Software</text:span><text:span text:style-name="T14">, </text:span><text:span text:style-name="T42">licensed</text:span><text:span text:style-name="T14"> under </text:span><text:span text:style-name="T15">the </text:span><text:span text:style-name="T27">GNU General Public License</text:span> (GPL) </text:p>
      <text:p text:style-name="P2">Developers:<text:tab/><text:span text:style-name="T13">The </text:span><text:span text:style-name="T10">MyCoRe Community</text:span></text:p>
      <text:p text:style-name="P2">Website: <text:tab/><text:span text:style-name="T10">http://www.mycore.org</text:span></text:p>
      <text:p text:style-name="P2">Type:<text:tab/>Web application for <text:span text:style-name="T19">d</text:span>igital <text:span text:style-name="T19">l</text:span>ibraries, <text:span text:style-name="T19">c</text:span>ontent <text:span text:style-name="T19">m</text:span>anagement, <text:line-break/><text:tab/><text:span text:style-name="T19">d</text:span>ocument <text:span text:style-name="T19">m</text:span>anagement, <text:span text:style-name="T19">d</text:span>ocument server, <text:span text:style-name="T19">p</text:span>ublication server, <text:line-break/><text:tab/><text:span text:style-name="T18">digital a</text:span>rchiv<text:span text:style-name="T19">ing solution</text:span>, <text:span text:style-name="T19">i</text:span>nstitutional <text:span text:style-name="T19">r</text:span>epositories</text:p>
      <text:p text:style-name="P2">Language:<text:tab/>Language of MyCoRe application is <text:span text:style-name="T19">configurable</text:span>, documentation is German</text:p>
      <text:p text:style-name="P9">LTS Release:<text:tab/>20<text:span text:style-name="T20">2</text:span><text:span text:style-name="T48">1</text:span><text:span text:style-name="T20">.06 </text:span>(<text:span text:style-name="T27">long term release</text:span>)</text:p>
      <text:p text:style-name="P3">Version:<text:tab/><text:span text:style-name="T21">202</text:span><text:span text:style-name="T48">1</text:span><text:span text:style-name="T21">.</text:span><text:span text:style-name="T50">11</text:span></text:p>
      <text:p text:style-name="P4">Operating system:<text:tab/>Linux, Mac OS X, Unix, Windows</text:p>
      <text:p text:style-name="P6">System requirements:<text:tab/>Web <text:span text:style-name="T19">a</text:span>pplication <text:span text:style-name="T19">s</text:span>erver: <text:line-break/>Apache Tomcat, Jetty or <text:span text:style-name="T24">comparable web server, </text:span>Version 3.1<text:line-break/>Database: <text:span text:style-name="T24">PostgreSQL, </text:span>MySQL, Oracle, IBM DB2, HSQLDB or other relational database management system, <text:span text:style-name="T43">that works with hibernate</text:span><text:line-break/>Java <text:span text:style-name="T21">11</text:span> SDK <text:span text:style-name="T22">and for development: Maven and Git</text:span><text:line-break/><text:span text:style-name="T44">Solr-Server</text:span></text:p>
      <text:p text:style-name="P11">Download:<text:tab/>https://www.mycore.de/site/download/<text:span text:style-name="T23"> and https://github.com/MyCoRe-Org<text:line-break/>https://www.mycore.de/documentation/apps/mir/mir_install/</text:span></text:p>
      <text:p text:style-name="P8">Functionality:<text:tab/><text:span text:style-name="T38">The </text:span>MyCoRe <text:span text:style-name="T38">framework</text:span> provides functionality of <text:span text:style-name="T39">information repositories </text:span>and publication servers. Own web applications can be developed with MyCoRe by configurations and adjustments in XML, XSL <text:span text:style-name="T36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7"> An integrated viewing tool is provided for displaying images or high-resolution illustrations. </text:span>Standards are supported for metadata (like <text:span text:style-name="T31">MODS</text:span>) and for classifications (e.g. <text:span text:style-name="T27">Dewey Decimal Classification</text:span><text:span text:style-name="T30"> DDC</text:span>). Metadata models are adaptable and ex<text:span text:style-name="T47">­</text:span>pandable. Persistent identifiers (URN, <text:span text:style-name="T29">DOI</text:span>) assure permanent access to the data. Interfaces to other systems are supported such as the <text:span text:style-name="T27">Open Archives Initiative Protocol for Metadata Harvesting</text:span> (OAI-PMH), the <text:span text:style-name="T27">Simple Web-service Offering Repository Deposit</text:span> (SWORD), <text:span text:style-name="T29">REST</text:span> or search engine robots. Access to MyCoRe applications can be controlled by user and rights management <text:span text:style-name="T40">with LDAP or shibboleth. </text:span><text:span text:style-name="T27">Access Control Lists</text:span> (ACL)<text:span text:style-name="T40"> </text:span>specif<text:span text:style-name="T40">y </text:span>what operations are allowed to be performed on <text:span text:style-name="T41">metadata or </text:span>objects.</text:p>
      <text:p text:style-name="P7"><text:span text:style-name="T45">A</text:span>pplication:<text:tab/><text:span text:style-name="T12">MIR</text:span><text:span text:style-name="T16">, </text:span><text:span text:style-name="T17">the </text:span><text:span text:style-name="T25">M</text:span><text:span text:style-name="T26">ODS</text:span><text:span text:style-name="T25"> Institutional Repository </text:span><text:span text:style-name="T34">is based on the</text:span><text:span text:style-name="T32"> MyCoRe </text:span><text:span text:style-name="T34">f</text:span><text:span text:style-name="T32">rame</text:span><text:span text:style-name="T34">­</text:span><text:span text:style-name="T32">work. </text:span><text:span text:style-name="T34">This out-of-the-box software solution is ready for installation and use.</text:span><text:span text:style-name="T32"> </text:span><text:span text:style-name="T35">Test the demo </text:span><text:span text:style-name="T34">version</text:span><text:span text:style-name="T33">:</text:span><text:span text:style-name="T25"> </text:span><text:span text:style-name="T46">https://mycore.org/mir<text:line-break/>For more sample applications, see https://www.mycore.de/site/applications/list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2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fo:color="#4c4c4c" loext:opacity="100%"/>
    </style:style>
    <style:style style:name="MT2" style:family="text">
      <style:text-properties fo:color="#4c4c4c" loext:opacity="100%" style:font-name="Times New Roman2"/>
    </style:style>
    <style:style style:name="MT3" style:family="text">
      <style:text-properties fo:color="#4c4c4c" loext:opacity="100%" style:font-name="Times New Roman2" officeooo:rsid="002be605"/>
    </style:style>
    <style:style style:name="MT4" style:family="text">
      <style:text-properties fo:color="#4c4c4c" loext:opacity="100%" officeooo:rsid="005bcfe5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span text:style-name="MT1">MyCoRe data sheet </text:span><text:span text:style-name="MT2">©</text:span><text:span text:style-name="MT1"> MyCoRe </text:span><text:span text:style-name="MT3">®</text:span><text:span text:style-name="MT1">, </text:span><text:span text:style-name="MT4">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ebke Oeltjen</meta:initial-creator>
    <meta:creation-date>2009-05-29T17:43:27.710000000</meta:creation-date>
    <dc:date>2022-01-07T16:33:29.803000000</dc:date>
    <meta:editing-duration>PT22H3M2S</meta:editing-duration>
    <meta:editing-cycles>104</meta:editing-cycles>
    <meta:generator>LibreOffice/7.2.4.1$Windows_X86_64 LibreOffice_project/27d75539669ac387bb498e35313b970b7fe9c4f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62" meta:character-count="2785" meta:non-whitespace-character-count="2427"/>
    <meta:user-defined meta:name="Info 1"/>
    <meta:user-defined meta:name="Info 2"/>
    <meta:user-defined meta:name="Info 3"/>
    <meta:user-defined meta:name="Info 4"/>
  </office:meta>
</office:document-meta>
</file>